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ClassEventBusMain.dumm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erAll.RegisterAll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FirstTime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.prepar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FirstTime.RegisterFirstTime( Context context , TestParam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isterOneByOne.runTe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gisterAll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ClassEventBusBackground.dumm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estEventBus.getDisplayModifier( TestParam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scribeClassEventBusMainOrdered.dummy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MainOrdered.dumm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Background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MainOrdered.dumm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Main.dummy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Background.dumm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Main.dumm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Main.dumm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ClassEventBusAsync.dumm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Background.dumm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ClassEventBusAsync.dumm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estEventBus.PerfTestEventBus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st.runT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bscribeClassEventBusMain.onEventMainThread( 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TestEventBus.registerUnregisterOneSubscrib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berClassEventBusAsync.dummy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ClassEventBusAsync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ClassEventBusAsync.dummy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rClassEventBusAsync.onEventAsync( 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All.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scribeClassEventBusMainOrdered.onEvent( 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ClassEventBusMainOrdered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estEventBus.getSubscriberClassForThreadM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erfTestEventBus.prepareTe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scribeClassEventBusBackground.onEventBackgroundThread( 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OneByOne.RegisterOneByOne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ClassEventBusBackground.dummy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beClassEventBusMain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fTestEventBus.registerSubscrib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st.Post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ClassEventBusMainOrdered.dumm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erOneByOne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